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02cm"/>
      <style:paragraph-properties style:writing-mode="lr-tb"/>
    </style:style>
    <style:style style:name="gr2" style:family="graphic" style:parent-style-name="standard">
      <style:graphic-properties fo:border="none"/>
    </style:style>
    <style:style style:name="gr3" style:family="graphic" style:parent-style-name="objectwithoutfill">
      <style:graphic-properties draw:stroke="dash" draw:stroke-dash="Long_20_Dot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5" style:family="graphic" style:parent-style-name="standard">
      <style:graphic-properties fo:background-color="#e6edf9"/>
    </style:style>
    <style:style style:name="P1" style:family="paragraph">
      <style:paragraph-properties fo:margin-left="0cm" fo:margin-right="0cm" fo:line-height="100%" fo:text-align="justify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line-height="100%" fo:text-align="justify" fo:text-indent="0cm" style:text-autospace="none" style:writing-mode="lr-tb"/>
      <style:text-properties fo:color="#000000" style:font-name="Courier New1" fo:font-size="15pt" style:font-name-asian="Courier New1" style:font-size-asian="15pt" style:font-name-complex="Courier New1" style:font-size-complex="15pt"/>
    </style:style>
    <style:style style:name="P3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0pt" fo:font-style="normal" style:text-underline-style="none" fo:font-weight="bold"/>
    </style:style>
    <style:style style:name="P4" style:family="paragraph">
      <style:paragraph-properties fo:text-align="center"/>
      <style:text-properties fo:color="#158466" style:text-line-through-style="none" style:text-line-through-type="none" fo:font-family="'Courier New'" style:font-style-name="Fett" style:font-family-generic="modern" fo:font-size="36pt" fo:font-style="normal" style:text-underline-style="none" fo:font-weight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line-height="100%" fo:text-align="center" fo:text-indent="0cm" style:text-autospace="non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center"/>
      <style:text-properties fo:color="#808080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9" style:family="paragraph">
      <style:paragraph-properties fo:text-align="center"/>
      <style:text-properties fo:color="#5979fb" fo:font-family="'Courier New'" style:font-style-name="Fett" style:font-family-generic="modern" fo:font-size="36pt" fo:font-weight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urier New1" fo:font-size="15pt" fo:font-style="normal" fo:text-shadow="none" style:text-underline-style="none" fo:font-weight="normal" style:letter-kerning="true" style:font-name-asian="Courier New1" style:font-size-asian="15pt" style:font-style-asian="normal" style:font-weight-asian="normal" style:font-name-complex="Courier New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umberOfQuestionsField" form:control-implementation="ooo:com.sun.star.form.component.TextField" xml:id="control1" form:id="control1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correctAnswersAmountField" form:control-implementation="ooo:com.sun.star.form.component.TextField" xml:id="control2" form:id="control2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resultField" form:control-implementation="ooo:com.sun.star.form.component.TextField" xml:id="control3" form:id="control3" form:disabled="true" form:max-length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rseТameField" form:control-implementation="ooo:com.sun.star.form.component.TextField" xml:id="control4" form:id="control4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rseТameField" form:control-implementation="ooo:com.sun.star.form.component.TextField" xml:id="control5" form:id="control5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Bewertung" form:control-implementation="ooo:com.sun.star.form.component.CommandButton" xml:id="control6" form:id="control6" form:label="TEST BEWERTEN" form:disabled="tru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1" draw:text-style-name="P2" draw:layer="layout" svg:width="15.22cm" svg:height="0.852cm" svg:x="2.903cm" svg:y="18.138cm">
          <draw:text-box>
            <text:p text:style-name="P1"><text:span text:style-name="T1">richtig beantwortet <text:s text:c="8"/>aus <text:s text:c="7"/>Fragen</text:span></text:p>
          </draw:text-box>
        </draw:frame>
        <draw:control draw:style-name="gr2" draw:text-style-name="P3" draw:layer="controls" svg:width="2cm" svg:height="0.8cm" svg:x="13.212cm" svg:y="18.154cm" draw:control="control1"/>
        <draw:control draw:style-name="gr2" draw:text-style-name="P3" draw:layer="controls" svg:width="2cm" svg:height="0.8cm" svg:x="9.49cm" svg:y="18.175cm" draw:control="control2"/>
        <draw:control draw:style-name="gr2" draw:text-style-name="P4" draw:layer="controls" svg:width="12cm" svg:height="1.5cm" svg:x="4.5cm" svg:y="9.5cm" draw:control="control3"/>
        <draw:line draw:style-name="gr3" draw:text-style-name="P5" draw:layer="layout" svg:x1="5.931cm" svg:y1="11.134cm" svg:x2="15.853cm" svg:y2="11.134cm">
          <text:p/>
        </draw:line>
        <draw:frame draw:style-name="gr4" draw:text-style-name="P7" draw:layer="layout" svg:width="4.212cm" svg:height="0.607cm" svg:x="8.422cm" svg:y="11.311cm">
          <draw:text-box>
            <text:p text:style-name="P6"><text:span text:style-name="T2">Ergebnis</text:span></text:p>
          </draw:text-box>
        </draw:frame>
        <draw:control draw:style-name="gr2" draw:text-style-name="P8" draw:layer="controls" svg:width="19cm" svg:height="0.9cm" svg:x="1cm" svg:y="27.8cm" draw:control="control4"/>
        <draw:control draw:style-name="gr2" draw:text-style-name="P8" draw:layer="controls" svg:width="19cm" svg:height="0.9cm" svg:x="1cm" svg:y="1cm" draw:control="control5"/>
        <draw:control draw:style-name="gr5" draw:text-style-name="P9" draw:layer="controls" svg:width="15.064cm" svg:height="1.965cm" svg:x="2.753cm" svg:y="5.008cm" draw:control="control6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6:34:57.327000000</meta:creation-date>
    <meta:editing-duration>PT1H43M3S</meta:editing-duration>
    <meta:editing-cycles>17</meta:editing-cycles>
    <meta:generator>LibreOffice/6.4.7.2$Windows_x86 LibreOffice_project/639b8ac485750d5696d7590a72ef1b496725cfb5</meta:generator>
    <dc:date>2023-05-27T23:30:24.290000000</dc:date>
    <meta:document-statistic meta:object-count="9"/>
  </office:meta>
</office:document-meta>
</file>